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ell.EP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PCell.initialize( final Attribute [ ] attributes , final ElementProcessor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Cell.ge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Cell.getCell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ell.get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ell.getColum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Cell.getExpression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ell.endProcess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PCell.getColum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ell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Cel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Cell.setLocale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Cell.get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Cell.getRow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